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'emotion': {'angry': 0.051881896797567606, 'disgust': 7.550656280774781e-10, 'fear': 87.85616755485535, 'happy': 0.24869004264473915, 'sad': 11.821988970041275, 'surprise': 0.0012687552043644246, 'neutral': 0.020001833036076277}, 'dominant_emotion': 'fear', 'region': {'x': 214, 'y': 366, 'w': 1026, 'h': 1026}, 'age': 31, 'gender': 'Man', 'race': {'asian': 43.62948536872864, 'indian': 1.2183228507637978, 'black': 0.347118335776031, 'white': 36.621272563934326, 'middle eastern': 6.518428772687912, 'latino hispanic': 11.665374785661697}, 'dominant_race': 'asian'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21:27:46.302792119</meta:creation-date>
    <dc:date>2022-01-09T21:29:31.080555696</dc:date>
    <meta:editing-duration>PT1M49S</meta:editing-duration>
    <meta:editing-cycles>1</meta:editing-cycles>
    <meta:document-statistic meta:table-count="0" meta:image-count="0" meta:object-count="0" meta:page-count="1" meta:paragraph-count="1" meta:word-count="47" meta:character-count="567" meta:non-whitespace-character-count="521"/>
    <meta:generator>LibreOffice/6.4.7.2$Linux_X86_64 LibreOffice_project/40$Build-2</meta:generator>
  </office:meta>
</office:document-meta>
</file>